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4pt" officeooo:rsid="0013fe1a" officeooo:paragraph-rsid="0013fe1a" style:font-size-asian="21pt" style:font-size-complex="24pt"/>
    </style:style>
    <style:style style:name="P2" style:family="paragraph" style:parent-style-name="Standard">
      <style:text-properties fo:font-size="24pt" officeooo:rsid="0014111d" officeooo:paragraph-rsid="0014111d" style:font-size-asian="21pt" style:font-size-complex="2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4/6</text:p>
      <text:p text:style-name="P1">1 企鵝希望的是一億個人，每個人充6元；</text:p>
      <text:p text:style-name="P1">充值界面貼臉技術；</text:p>
      <text:p text:style-name="P2">（界面的目的是為了服務於產品的目的的，產品的設計是為了服務於公司的盈利模式；為了大家都沖，所以首沖的性價比非常高；）</text:p>
      <text:p text:style-name="P1">網易是一萬個人，每個人充6萬；</text:p>
      <text:p text:style-name="P1">原神要的是要莫重克滿命，要莫白票0命；</text:p>
      <text:p text:style-name="P2">（不同的盈利方式都可以盈利，不論那種盈利方式，都是需要用戶基數的，所以用戶基數就是遊戲提供的樂趣，熱度，以及難易度等等的計算了）；</text:p>
      <text:p text:style-name="P2">（如何提高的遊戲的遊戲性呢？）</text:p>
      <text:p text:style-name="P2">（隨即，偶然中，伴隨着一定的遊戲難度等；）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6T09:33:14.128531858</meta:creation-date>
    <dc:date>2022-04-06T10:04:42.803084997</dc:date>
    <meta:editing-duration>PT18S</meta:editing-duration>
    <meta:editing-cycles>1</meta:editing-cycles>
    <meta:document-statistic meta:table-count="0" meta:image-count="0" meta:object-count="0" meta:page-count="1" meta:paragraph-count="9" meta:word-count="222" meta:character-count="225" meta:non-whitespace-character-count="224"/>
    <meta:generator>LibreOffice/6.4.7.2$Linux_X86_64 LibreOffice_project/40$Build-2</meta:generator>
  </office:meta>
</office:document-meta>
</file>